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04a3" officeooo:paragraph-rsid="000904a3"/>
    </style:style>
    <style:style style:name="P2" style:family="paragraph" style:parent-style-name="Standard">
      <style:paragraph-properties fo:text-align="start" style:justify-single-word="false"/>
      <style:text-properties officeooo:rsid="000904a3" officeooo:paragraph-rsid="000904a3"/>
    </style:style>
    <style:style style:name="P3" style:family="paragraph" style:parent-style-name="Standard">
      <style:paragraph-properties fo:text-align="start" style:justify-single-word="false"/>
      <style:text-properties officeooo:rsid="000a1041" officeooo:paragraph-rsid="000a1041"/>
    </style:style>
    <style:style style:name="P4" style:family="paragraph" style:parent-style-name="Standard">
      <style:paragraph-properties fo:text-align="start" style:justify-single-word="false"/>
      <style:text-properties officeooo:rsid="000a1041" officeooo:paragraph-rsid="000dba69"/>
    </style:style>
    <style:style style:name="P5" style:family="paragraph" style:parent-style-name="Standard">
      <style:paragraph-properties fo:text-align="start" style:justify-single-word="false"/>
      <style:text-properties officeooo:rsid="000ae315" officeooo:paragraph-rsid="000ae315"/>
    </style:style>
    <style:style style:name="P6" style:family="paragraph" style:parent-style-name="Standard">
      <style:paragraph-properties fo:text-align="start" style:justify-single-word="false"/>
      <style:text-properties officeooo:rsid="000b04de" officeooo:paragraph-rsid="000b04de"/>
    </style:style>
    <style:style style:name="P7" style:family="paragraph" style:parent-style-name="Standard">
      <style:paragraph-properties fo:text-align="start" style:justify-single-word="false"/>
      <style:text-properties officeooo:rsid="000be057" officeooo:paragraph-rsid="000be057"/>
    </style:style>
    <style:style style:name="T1" style:family="text">
      <style:text-properties style:font-name="DejaVu Sans" fo:font-size="20pt" style:font-size-asian="20pt" style:font-size-complex="20pt"/>
    </style:style>
    <style:style style:name="T2" style:family="text">
      <style:text-properties officeooo:rsid="000a1041"/>
    </style:style>
    <style:style style:name="T3" style:family="text">
      <style:text-properties officeooo:rsid="000ae315"/>
    </style:style>
    <style:style style:name="T4" style:family="text">
      <style:text-properties officeooo:rsid="000b04de"/>
    </style:style>
    <style:style style:name="T5" style:family="text">
      <style:text-properties officeooo:rsid="000be057"/>
    </style:style>
    <style:style style:name="T6" style:family="text">
      <style:text-properties officeooo:rsid="000dba69"/>
    </style:style>
    <style:style style:name="T7" style:family="text">
      <style:text-properties officeooo:rsid="000ed9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Documentation for Blog</text:span> </text:p>
      <text:p text:style-name="P2"/>
      <text:p text:style-name="P2"/>
      <text:p text:style-name="Standard">1. <text:s/>Menu Bar</text:p>
      <text:p text:style-name="P2"><text:span text:style-name="T2"><text:tab/>Home, About, Login,Register</text:span></text:p>
      <text:p text:style-name="P2"/>
      <text:p text:style-name="P3">2. <text:s/>Register</text:p>
      <text:p text:style-name="P3"><text:tab/>Every user included admin first time must register. Then see blog and further process.</text:p>
      <text:p text:style-name="P2"/>
      <text:p text:style-name="P3">3. <text:s/>Login</text:p>
      <text:p text:style-name="P3"><text:s text:c="13"/>In this page may show t<text:span text:style-name="T6">wo</text:span> options <text:span text:style-name="T4">authentication must in all options</text:span></text:p>
      <text:p text:style-name="P3"><text:span text:style-name="T4">i</text:span>) <text:s text:c="3"/>Login as Admin</text:p>
      <text:p text:style-name="P3">ii) <text:s text:c="2"/>Login as <text:span text:style-name="T6">Reader</text:span></text:p>
      <text:p text:style-name="P3"/>
      <text:p text:style-name="P2"><text:s/></text:p>
      <text:p text:style-name="P3">Login as Admin</text:p>
      <text:p text:style-name="P4"><text:s text:c="12"/>Admin has main access to manage and supervise all functionalities like <text:span text:style-name="T3">create post(add pictures, </text:span><text:span text:style-name="T4">description,title, content)</text:span><text:span text:style-name="T3">,</text:span>update post, delete post, update some other feature in this website(<text:span text:style-name="T7">authentication of user sign up</text:span>)etc.</text:p>
      <text:p text:style-name="P3"/>
      <text:p text:style-name="P5">Login as Reader</text:p>
      <text:p text:style-name="P5"><text:tab/>Reader can only see the post, read the post content and as a feedback give his comment on that given post <text:span text:style-name="T7">and also see comments of other users on that post</text:span>. </text:p>
      <text:p text:style-name="P3"/>
      <text:p text:style-name="P6">4. Social Media integration</text:p>
      <text:p text:style-name="P6"><text:tab/><text:span text:style-name="T5">Admin or publisher add his social media links for information or contact with publisher/admin.</text:span></text:p>
      <text:p text:style-name="P6"/>
      <text:p text:style-name="P7">5. About us</text:p>
      <text:p text:style-name="P7"><text:tab/>Publisher can add some information about his content writing experience, education or something mo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4pt" officeooo:rsid="000904a3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1:45:21.049667019</meta:creation-date>
    <dc:date>2022-01-11T13:23:52.403533839</dc:date>
    <meta:editing-duration>PT16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49" meta:character-count="956" meta:non-whitespace-character-count="783"/>
  </office:meta>
</office:document-meta>
</file>